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pitch="fixed"/>
    <style:font-face style:name="Courier" svg:font-family="Courier" style:font-family-generic="modern" style:font-pitch="fixed"/>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textarea-horizontal-align="justify" draw:textarea-vertical-align="middle" draw:auto-grow-height="false" fo:min-height="1.207cm" fo:min-width="3.9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dash" draw:stroke-dash="Dashed_20__28_var_29_" svg:stroke-color="#579d1c"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3.55cm" fo:min-width="0cm"/>
    </style:style>
    <style:style style:name="pr1" style:family="presentation" style:parent-style-name="Standaard-title">
      <style:graphic-properties fo:min-height="3.506cm"/>
    </style:style>
    <style:style style:name="pr2" style:family="presentation" style:parent-style-name="Standaard-subtitle">
      <style:graphic-properties draw:fill-color="#ffffff" fo:min-height="12.179cm"/>
    </style:style>
    <style:style style:name="pr3" style:family="presentation" style:parent-style-name="Standaard-notes">
      <style:graphic-properties draw:fill-color="#ffffff" fo:min-height="13.364cm"/>
    </style:style>
    <style:style style:name="pr4" style:family="presentation" style:parent-style-name="Standaard-outline1">
      <style:graphic-properties fo:min-height="11.929cm"/>
    </style:style>
    <style:style style:name="pr5" style:family="presentation" style:parent-style-name="Standaard-title">
      <style:graphic-properties draw:auto-grow-height="true" fo:min-height="3.506cm"/>
    </style:style>
    <style:style style:name="co1" style:family="table-column">
      <style:table-column-properties style:column-width="5.425cm" style:use-optimal-column-width="false"/>
    </style:style>
    <style:style style:name="co2" style:family="table-column">
      <style:table-column-properties style:column-width="19.774cm" style:use-optimal-column-width="false"/>
    </style:style>
    <style:style style:name="co3" style:family="table-column">
      <style:table-column-properties style:column-width="7.814cm" style:use-optimal-column-width="false"/>
    </style:style>
    <style:style style:name="co4" style:family="table-column">
      <style:table-column-properties style:column-width="4.74cm" style:use-optimal-column-width="false"/>
    </style:style>
    <style:style style:name="co5" style:family="table-column">
      <style:table-column-properties style:column-width="12.139cm" style:use-optimal-column-width="false"/>
    </style:style>
    <style:style style:name="co6" style:family="table-column">
      <style:table-column-properties style:column-width="6.787cm" style:use-optimal-column-width="false"/>
    </style:style>
    <style:style style:name="co7" style:family="table-column">
      <style:table-column-properties style:column-width="4.846cm" style:use-optimal-column-width="false"/>
    </style:style>
    <style:style style:name="co8" style:family="table-column">
      <style:table-column-properties style:column-width="13.166cm" style:use-optimal-column-width="false"/>
    </style:style>
    <style:style style:name="co9" style:family="table-column">
      <style:table-column-properties style:column-width="7.392cm" style:use-optimal-column-width="false"/>
    </style:style>
    <style:style style:name="co10" style:family="table-column">
      <style:table-column-properties style:column-width="4.241cm" style:use-optimal-column-width="false"/>
    </style:style>
    <style:style style:name="co11" style:family="table-column">
      <style:table-column-properties style:column-width="5.578cm" style:use-optimal-column-width="false"/>
    </style:style>
    <style:style style:name="co12" style:family="table-column">
      <style:table-column-properties style:column-width="3.898cm" style:use-optimal-column-width="false"/>
    </style:style>
    <style:style style:name="co13" style:family="table-column">
      <style:table-column-properties style:column-width="14.824cm" style:use-optimal-column-width="false"/>
    </style:style>
    <style:style style:name="ro1" style:family="table-row">
      <style:table-row-properties style:row-height="0.937cm"/>
    </style:style>
    <style:style style:name="ro2" style:family="table-row">
      <style:table-row-properties style:row-height="0.972cm"/>
    </style:style>
    <style:style style:name="ro3" style:family="table-row">
      <style:table-row-properties style:row-height="1.683cm"/>
    </style:style>
    <style:style style:name="ro4" style:family="table-row">
      <style:table-row-properties style:row-height="2.394cm"/>
    </style:style>
    <style:style style:name="ro5" style:family="table-row">
      <style:table-row-properties style:row-height="0cm"/>
    </style:style>
    <style:style style:name="ce1" style:family="table-cell">
      <style:text-properties fo:font-weight="bold" style:font-weight-asian="bold" style:font-weight-complex="bold"/>
    </style:style>
    <style:style style:name="ce2" style:family="table-cell">
      <style:text-properties style:font-name="Courier"/>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style:text-properties fo:font-weight="bold" style:font-weight-asian="bold" style:font-weight-complex="bold"/>
    </style:style>
    <style:style style:name="P4" style:family="paragraph">
      <style:paragraph-properties fo:margin-left="1.245cm" fo:margin-right="0cm" fo:text-indent="0cm"/>
    </style:style>
    <style:style style:name="P5" style:family="paragraph">
      <style:text-properties style:font-name="Courier"/>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0">
        <draw:frame presentation:style-name="pr1" draw:layer="layout" svg:width="25.199cm" svg:height="3.506cm" svg:x="1.4cm" svg:y="0.837cm" presentation:class="title">
          <draw:text-box>
            <text:p>BL4P-Client code overview</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ard" presentation:presentation-page-layout-name="AL2T1">
        <draw:frame presentation:style-name="pr1" draw:layer="layout" svg:width="25.199cm" svg:height="3.506cm" svg:x="1.4cm" svg:y="0.837cm" presentation:class="title">
          <draw:text-box>
            <text:p>About this document</text:p>
          </draw:text-box>
        </draw:frame>
        <draw:frame presentation:style-name="pr4" draw:layer="layout" svg:width="25.199cm" svg:height="12.179cm" svg:x="1.4cm" svg:y="4.914cm" presentation:class="outline">
          <draw:text-box>
            <text:list text:style-name="L2">
              <text:list-header>
                <text:p>This document gives an overview of the software design of BL4P-Client, what to find where and so on.</text:p>
                <text:p>The intended audience is software developers wishing to understand the source code and/or to make changes to the source code.</text:p>
              </text:list-header>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ard" presentation:presentation-page-layout-name="AL2T1">
        <draw:frame presentation:style-name="pr1" draw:layer="layout" svg:width="25.199cm" svg:height="3.506cm" svg:x="1.4cm" svg:y="0.837cm" presentation:class="title">
          <draw:text-box>
            <text:p>What is BL4P-client?</text:p>
          </draw:text-box>
        </draw:frame>
        <draw:frame presentation:style-name="pr4" draw:layer="layout" svg:width="25.199cm" svg:height="12.179cm" svg:x="1.4cm" svg:y="4.914cm" presentation:class="outline">
          <draw:text-box>
            <text:list text:style-name="L2">
              <text:list-item>
                <text:p>It is a back-end implementation of the client side of the BL4P decentralized exchange protocol.</text:p>
              </text:list-item>
              <text:list-item>
                <text:p>It is a plug-in to C-Lightning. It is typically started by passing <text:span text:style-name="T1">--plugin=bl4p_plugin.py</text:span> to the lightningd commandline, along with BL4P-client specific configuration options.</text:p>
              </text:list-item>
              <text:list-item>
                <text:p>Front-ends (e.g. GUIs) communicate with BL4P-client through the lightningd RPC: BL4P-client adds some custom RPC commands to lightningd.</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ard" presentation:presentation-page-layout-name="AL2T1">
        <draw:frame presentation:style-name="pr1" draw:layer="layout" svg:width="25.199cm" svg:height="3.506cm" svg:x="1.4cm" svg:y="0.837cm" presentation:class="title">
          <draw:text-box>
            <text:p>Interfaces</text:p>
          </draw:text-box>
        </draw:frame>
        <draw:frame presentation:style-name="pr4" draw:layer="layout" svg:width="25.199cm" svg:height="12.179cm" svg:x="1.4cm" svg:y="4.914cm" presentation:class="outline" presentation:user-transformed="true">
          <draw:text-box>
            <text:list text:style-name="L2">
              <text:list-header>
                <text:p text:style-name="P2">BL4P-client has the following interfaces:</text:p>
              </text:list-header>
              <text:list-item>
                <text:p>The plug-in interface, where lightningd gives commands to the BL4P-client plugin. This is JSON-RPC over stdin,stdout of the plugin.</text:p>
                <text:p><text:a xlink:href="https://github.com/ElementsProject/lightning/blob/master/doc/PLUGINS.md" xlink:type="simple">https://github.com/ElementsProject/lightning/blob/master/doc/PLUGINS.md</text:a></text:p>
              </text:list-item>
              <text:list-item>
                <text:p>The lightningd RPC, which allows BL4P-client to give commands to lightningd. This is JSON-RPC over a UNIX socket.</text:p>
              </text:list-item>
              <text:list-item>
                <text:p>Communication to the BL4P server. This is a protocol buffers over websocket connection, intended to be a future extension to the BL3P API.</text:p>
              </text:list-item>
              <text:list-item>
                <text:p>BL4P-client uses a SQLite database for storing its own state, and saves a log file for diagnostic purposes.</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ard" presentation:presentation-page-layout-name="AL2T1">
        <draw:frame presentation:style-name="pr1" draw:layer="layout" svg:width="25.199cm" svg:height="3.506cm" svg:x="1.4cm" svg:y="0.837cm" presentation:class="title">
          <draw:text-box>
            <text:p>Application-level terminology</text:p>
          </draw:text-box>
        </draw:frame>
        <draw:frame draw:style-name="standard" draw:layer="layout" svg:width="25.198cm" svg:height="11.708cm" svg:x="1.422cm" svg:y="3.74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3">Concept</text:p>
              </table:table-cell>
              <table:table-cell>
                <text:p text:style-name="P3">Description</text:p>
              </table:table-cell>
            </table:table-row>
            <table:table-row table:style-name="ro1" table:default-cell-style-name="gray2">
              <table:table-cell>
                <text:p>Order</text:p>
              </table:table-cell>
              <table:table-cell>
                <text:p>Orders are instructions given from the user to the <text:span text:style-name="T2">client</text:span> software to try to perform transactions within certain limits. For now, limit buy orders and limit sell orders are implemented.</text:p>
              </table:table-cell>
            </table:table-row>
            <table:table-row table:style-name="ro1" table:default-cell-style-name="gray1">
              <table:table-cell>
                <text:p>Offer</text:p>
              </table:table-cell>
              <table:table-cell>
                <text:p>Offers are invitations to other market participants to perform transactions. Offers are a kind of “advertizing”, and are not cryptographically binding: peers may try to act upon an offer, only to discover that the transaction is refused.</text:p>
                <text:p>Offers are created and published by the client software based on orders it received.</text:p>
              </table:table-cell>
            </table:table-row>
            <table:table-row table:style-name="ro1" table:default-cell-style-name="gray2">
              <table:table-cell>
                <text:p>Transaction</text:p>
              </table:table-cell>
              <table:table-cell>
                <text:p>A transaction is an attempt to exchange value between participants. A transaction follows several steps according to the BL4P transaction protocol.</text:p>
                <text:p>Transactions are initiated by the client software based on orders it received, and sometimes based on offers it found.</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Standaard" presentation:presentation-page-layout-name="AL2T1">
        <draw:frame presentation:style-name="pr1" draw:layer="layout" svg:width="25.199cm" svg:height="3.506cm" svg:x="1.4cm" svg:y="0.837cm" presentation:class="title">
          <draw:text-box>
            <text:p>Dealing with blocking actions</text:p>
          </draw:text-box>
        </draw:frame>
        <draw:frame presentation:style-name="pr4" draw:layer="layout" svg:width="25.199cm" svg:height="12.179cm" svg:x="1.4cm" svg:y="4.914cm" presentation:class="outline">
          <draw:text-box>
            <text:list text:style-name="L2">
              <text:list-header>
                <text:p>In the sequence of actions of a BL4P client, there are several blocking stages, e.g. doing an <text:s/>RPC call and waiting for the result, or starting a Lightning transaction, and waiting for it to succeed or fail.</text:p>
                <text:p>It is undesirable to become unresponsive during those blocking times. While one transaction is blocking on something, we may want to perform other transactions. Also, we have time-outs on certain blocking actions, so we have to start doing things if a peer takes too long to complete a certain action.</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ard" presentation:presentation-page-layout-name="AL2T1">
        <draw:frame presentation:style-name="pr1" draw:layer="layout" svg:width="25.199cm" svg:height="3.506cm" svg:x="1.4cm" svg:y="0.837cm" presentation:class="title">
          <draw:text-box>
            <text:p>Multithreading</text:p>
          </draw:text-box>
        </draw:frame>
        <draw:frame presentation:style-name="pr4" draw:layer="layout" svg:width="25.199cm" svg:height="12.179cm" svg:x="1.4cm" svg:y="4.914cm" presentation:class="outline">
          <draw:text-box>
            <text:list text:style-name="L2">
              <text:list-header>
                <text:p>One solution is to use multithreading: while one thread blocks on an action, other threads remain responsive. A problem with multithreading is that a lot of state information and interfaces have to be shared between different threads, so they have to be made thread-safe. This is complicated: e.g. when multiple threads wait for input from an interface, what to do when input arrives?</text:p>
                <text:p>The other advantage of multithreading (efficient usage of multi-core processors) is unimportant as long as the process is I/O bound instead of CPU bound, and in the language of choice (Python) it’s horribly broken anyway due to the Global Interpreter Lock (at least in the CPython implementation).</text:p>
                <text:p>So it is decided to <text:span text:style-name="T3">not use multithreading</text:span>, and use other ways to deal with blocking actions.</text:p>
              </text:list-header>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ard" presentation:presentation-page-layout-name="AL2T1">
        <draw:frame presentation:style-name="pr1" draw:layer="layout" svg:width="25.199cm" svg:height="3.506cm" svg:x="1.4cm" svg:y="0.837cm" presentation:class="title">
          <draw:text-box>
            <text:p>Event-driven programming</text:p>
          </draw:text-box>
        </draw:frame>
        <draw:frame presentation:style-name="pr4" draw:layer="layout" svg:width="25.199cm" svg:height="12.179cm" svg:x="1.4cm" svg:y="4.914cm" presentation:class="outline">
          <draw:text-box>
            <text:list text:style-name="L2">
              <text:list-header>
                <text:p>There is a single thread that runs an “event loop”. Whenever an event is detected (e.g. data on any interface, or a time-out), that event is processed, which may lead to a state change and/or output data being sent. Every event handler is non-blocking, to keep the application responsive to other events.</text:p>
                <text:p>As a downside, this easily leads to “callback hell”. A protocol implementation can no longer be written as a single imperative function with a series of function calls. For instance, an RPC call sends output data and then has to terminate the calling function, because it must not block on waiting for the return value. Then, there must be another event handler function for receiving the RPC result, and continuing from there.</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Standaard" presentation:presentation-page-layout-name="AL2T1">
        <draw:frame presentation:style-name="pr1" draw:layer="layout" svg:width="25.199cm" svg:height="3.506cm" svg:x="1.4cm" svg:y="0.837cm" presentation:class="title">
          <draw:text-box>
            <text:p>asyncio</text:p>
          </draw:text-box>
        </draw:frame>
        <draw:frame presentation:style-name="pr4" draw:layer="layout" svg:width="25.199cm" svg:height="12.179cm" svg:x="1.4cm" svg:y="4.914cm" presentation:class="outline">
          <draw:text-box>
            <text:list text:style-name="L2">
              <text:list-header>
                <text:p>While BL4P-client is fundamentally an event-driven application, callback hell is somewhat avoided by using the asyncio framework in Python 3.</text:p>
                <text:p>Besides being an event-driven application framework, asyncio also uses a concept called “tasks”. Tasks are somewhat similar to threads, but they run within a single thread and use cooperative multitasking instead of preemptive multitasking. Only one task is active at a time, and other tasks can only become active on moments when the active task allows it (typically, when the active task performs a blocking action). This makes sharing of resources less problematic than in multithreading.</text:p>
              </text:list-header>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Standaard" presentation:presentation-page-layout-name="AL2T1">
        <draw:frame presentation:style-name="pr1" draw:layer="layout" svg:width="25.199cm" svg:height="3.506cm" svg:x="1.4cm" svg:y="0.837cm" presentation:class="title">
          <draw:text-box>
            <text:p>Coroutines</text:p>
          </draw:text-box>
        </draw:frame>
        <draw:frame presentation:style-name="pr4" draw:layer="layout" svg:width="25.199cm" svg:height="12.179cm" svg:x="1.4cm" svg:y="4.914cm" presentation:class="outline">
          <draw:text-box>
            <text:list text:style-name="L2">
              <text:list-header>
                <text:p>Since Python 3.5, Python contains the <text:span text:style-name="T1">async </text:span>/<text:span text:style-name="T1"> </text:span><text:span text:style-name="T1">await</text:span> keywords for making coroutines (the basis for asyncio tasks).</text:p>
                <text:p>A regular function in Python:</text:p>
                <text:p text:style-name="P4"><text:span text:style-name="T4">def function(args):</text:span></text:p>
                <text:list>
                  <text:list-header>
                    <text:p text:style-name="P4"><text:span text:style-name="T4">code (cannot use await statements)</text:span></text:p>
                  </text:list-header>
                </text:list>
                <text:p>A coroutine function in Python:</text:p>
                <text:p text:style-name="P4"><text:span text:style-name="T4">async def coroutine(args):</text:span></text:p>
                <text:list>
                  <text:list-header>
                    <text:p text:style-name="P4"><text:span text:style-name="T4">code (can use await statements)</text:span></text:p>
                  </text:list-header>
                </text:list>
                <text:p>Looks pretty similar, but the behavior is quite different.</text:p>
              </text:list-header>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Standaard" presentation:presentation-page-layout-name="AL2T1">
        <draw:frame presentation:style-name="pr1" draw:layer="layout" svg:width="25.199cm" svg:height="3.506cm" svg:x="1.4cm" svg:y="0.837cm" presentation:class="title">
          <draw:text-box>
            <text:p>Coroutines</text:p>
          </draw:text-box>
        </draw:frame>
        <draw:frame presentation:style-name="pr4" draw:layer="layout" svg:width="25.199cm" svg:height="12.179cm" svg:x="1.4cm" svg:y="4.914cm" presentation:class="outline">
          <draw:text-box>
            <text:list text:style-name="L2">
              <text:list-header>
                <text:p><text:span text:style-name="T4">result = function(args)</text:span></text:p>
                <text:p>In case of a regular function, a function call executes the code inside the function. The call blocks until the function is complete, and returns the return value.</text:p>
                <text:p><text:span text:style-name="T4">result = coroutine(args)</text:span></text:p>
                <text:p>In case of a coroutine function, a function call does not immediately execute the code inside the function, and it does not block. Instead, the call returns a coroutine instance. If you need the return value of the coroutine right now, you need to wait for it to finish:</text:p>
                <text:p><text:span text:style-name="T4">result = await coroutine(args)</text:span></text:p>
                <text:p>A coroutine instantion that is destructed before it is awaited gives an error.</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Standaard" presentation:presentation-page-layout-name="AL2T1">
        <draw:frame presentation:style-name="pr1" draw:layer="layout" svg:width="25.199cm" svg:height="3.506cm" svg:x="1.4cm" svg:y="0.837cm" presentation:class="title">
          <draw:text-box>
            <text:p>Coroutines</text:p>
          </draw:text-box>
        </draw:frame>
        <draw:frame presentation:style-name="pr4" draw:layer="layout" svg:width="25.199cm" svg:height="12.179cm" svg:x="1.4cm" svg:y="4.914cm" presentation:class="outline">
          <draw:text-box>
            <text:list text:style-name="L2">
              <text:list-header>
                <text:p>Whenever an asyncio object is <text:span text:style-name="T1">await</text:span>ed, execution of the entire coroutine call stack is interrupted. Typically, control returns to the top-level event loop, which might then activate other tasks. The interrupted coroutine is re-activated later by the event loop, e.g. when awaited data is available.</text:p>
                <text:p>Example code:</text:p>
                <text:p><text:span text:style-name="T4">async def coroutine():</text:span></text:p>
                <text:list>
                  <text:list-header>
                    <text:p><text:span text:style-name="T4">print(‘foo’)</text:span></text:p>
                    <text:p><text:span text:style-name="T4">await asyncio.sleep(1)</text:span></text:p>
                    <text:p><text:span text:style-name="T4">print(‘bar’)</text:span></text:p>
                    <text:p><text:span text:style-name="T4">data = await interface.read()</text:span></text:p>
                    <text:p><text:span text:style-name="T4">interface.send(data)</text:span></text:p>
                  </text:list-header>
                </text:list>
                <text:p>Note that the this makes it syntactically explicit which parts of the code are supposed to be blocking. You can still do other blocking stuff (e.g. <text:span text:style-name="T4">time.sleep(1) </text:span>instead of <text:span text:style-name="T4">await asyncio.sleep(1)</text:span>), but you’re not supposed to, since it makes the application unresponsive.<text:line-break/></text:p>
                <text:p><text:span text:style-name="T4"/></text:p>
              </text:list-header>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Standaard" presentation:presentation-page-layout-name="AL2T1">
        <draw:frame presentation:style-name="pr1" draw:layer="layout" svg:width="25.199cm" svg:height="3.506cm" svg:x="1.4cm" svg:y="0.837cm" presentation:class="title">
          <draw:text-box>
            <text:p>Messaging</text:p>
          </draw:text-box>
        </draw:frame>
        <draw:frame presentation:style-name="pr4" draw:layer="layout" svg:width="25.199cm" svg:height="12.179cm" svg:x="1.4cm" svg:y="4.914cm" presentation:class="outline">
          <draw:text-box>
            <text:list text:style-name="L2">
              <text:list-header>
                <text:p>BL4P-client contains several components that can send messages to each other. Messages typically represent incoming and outgoing data, such as RPC calls and results.</text:p>
                <text:p><text:span text:style-name="T1">messages.py</text:span> defines the message classes, as well as a message handler base class and a message router class. The message router is a message handler that delegates message handling to its sub-handlers.</text:p>
                <text:p>Passing a message to a handler simply consists of calling the <text:span text:style-name="T1">handleMessage</text:span> method of that handler, with the message object as argument.</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Standaard" presentation:presentation-page-layout-name="AL2T1">
        <draw:frame presentation:style-name="pr1" draw:layer="layout" svg:width="25.199cm" svg:height="3.506cm" svg:x="1.4cm" svg:y="0.837cm" presentation:class="title">
          <draw:text-box>
            <text:p>Major source files</text:p>
          </draw:text-box>
        </draw:frame>
        <draw:frame draw:style-name="standard" draw:layer="layout" svg:width="24.692cm" svg:height="15.87cm" svg:x="1.244cm" svg:y="3.727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2" table:default-cell-style-name="ce1">
              <table:table-cell>
                <text:p text:style-name="P3">Source file</text:p>
              </table:table-cell>
              <table:table-cell>
                <text:p text:style-name="P3">Classes</text:p>
              </table:table-cell>
              <table:table-cell>
                <text:p text:style-name="P3">Major contents</text:p>
              </table:table-cell>
            </table:table-row>
            <table:table-row table:style-name="ro3" table:default-cell-style-name="gray2">
              <table:table-cell table:style-name="ce2">
                <text:p text:style-name="P5">bl4p_plugin.py</text:p>
              </table:table-cell>
              <table:table-cell>
                <text:p>BL4PClient</text:p>
              </table:table-cell>
              <table:table-cell>
                <text:p>Main application. Top-level start-up and shutdown sequences.</text:p>
              </table:table-cell>
            </table:table-row>
            <table:table-row table:style-name="ro4" table:default-cell-style-name="gray1">
              <table:table-cell table:style-name="ce2">
                <text:p text:style-name="P5">plugin_interface.py</text:p>
              </table:table-cell>
              <table:table-cell>
                <text:p>PluginInterface</text:p>
              </table:table-cell>
              <table:table-cell>
                <text:p>Implementation of the C-Lightning plugin interface, derived from JSONRPC and messages.Handler.</text:p>
              </table:table-cell>
            </table:table-row>
            <table:table-row table:style-name="ro2" table:default-cell-style-name="gray2">
              <table:table-cell table:style-name="ce2">
                <text:p text:style-name="P5">rpc_interface.py</text:p>
              </table:table-cell>
              <table:table-cell>
                <text:p>RPCInterface</text:p>
              </table:table-cell>
              <table:table-cell>
                <text:p>Implementation of the C-Lightning RPC interface, derived from JSONRPC and messages.Handler.</text:p>
              </table:table-cell>
            </table:table-row>
            <table:table-row table:style-name="ro2" table:default-cell-style-name="gray1">
              <table:table-cell table:style-name="ce2">
                <text:p text:style-name="P5">bl4p_interface.py</text:p>
              </table:table-cell>
              <table:table-cell>
                <text:p>BL4PInterface</text:p>
              </table:table-cell>
              <table:table-cell>
                <text:p>Implementation of the BL4P interface, derived from Bl4pApi and messages.Handler.</text:p>
              </table:table-cell>
            </table:table-row>
            <table:table-row table:style-name="ro2" table:default-cell-style-name="gray2">
              <table:table-cell table:style-name="ce2">
                <text:p text:style-name="P5">json_rpc.py</text:p>
              </table:table-cell>
              <table:table-cell>
                <text:p>JSONRPC</text:p>
              </table:table-cell>
              <table:table-cell>
                <text:p>Base class for JSON-RPC interfaces.</text:p>
              </table:table-cell>
            </table:table-row>
            <table:table-row table:style-name="ro2" table:default-cell-style-name="gray1">
              <table:table-cell table:style-name="ce2">
                <text:p text:style-name="P5">backend.py</text:p>
              </table:table-cell>
              <table:table-cell>
                <text:p>Backend</text:p>
              </table:table-cell>
              <table:table-cell>
                <text:p>Main hub for all application logic, derived from messages.Handler.</text:p>
              </table:table-cell>
            </table:table-row>
            <table:table-row table:style-name="ro2" table:default-cell-style-name="gray2">
              <table:table-cell table:style-name="ce2">
                <text:p text:style-name="P5">ordertask.py</text:p>
              </table:table-cell>
              <table:table-cell>
                <text:p>OrderTask</text:p>
              </table:table-cell>
              <table:table-cell>
                <text:p>A task handling the application logic for a single buy or sell order.</text:p>
              </table:table-cell>
            </table:table-row>
            <table:table-row table:style-name="ro2" table:default-cell-style-name="gray1">
              <table:table-cell table:style-name="ce2">
                <text:p text:style-name="P5">storage.py</text:p>
              </table:table-cell>
              <table:table-cell>
                <text:p>Storage, StoredObject</text:p>
              </table:table-cell>
              <table:table-cell>
                <text:p>(Leaky) abstraction of SQL storage of things like orders and transactions.</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Standaard" presentation:presentation-page-layout-name="AL2T1">
        <draw:frame presentation:style-name="pr1" draw:layer="layout" svg:width="25.199cm" svg:height="3.506cm" svg:x="1.4cm" svg:y="0.837cm" presentation:class="title">
          <draw:text-box>
            <text:p>Minor source files</text:p>
          </draw:text-box>
        </draw:frame>
        <draw:frame draw:style-name="standard" draw:layer="layout" svg:width="24.798cm" svg:height="15.185cm" svg:x="1.165cm" svg:y="3.737cm" presentation:class="table" presentation:user-transformed="true">
          <table:table table:template-name="default" table:use-first-row-styles="true" table:use-banding-rows-styles="true">
            <table:table-column table:style-name="co6"/>
            <table:table-column table:style-name="co7"/>
            <table:table-column table:style-name="co8"/>
            <table:table-row table:style-name="ro1" table:default-cell-style-name="ce1">
              <table:table-cell>
                <text:p text:style-name="P3">Source file</text:p>
              </table:table-cell>
              <table:table-cell>
                <text:p text:style-name="P3">Classes</text:p>
              </table:table-cell>
              <table:table-cell>
                <text:p text:style-name="P3">Major contents</text:p>
              </table:table-cell>
            </table:table-row>
            <table:table-row table:style-name="ro1" table:default-cell-style-name="gray2">
              <table:table-cell table:style-name="ce2">
                <text:p text:style-name="P5">decodedbuffer.py</text:p>
              </table:table-cell>
              <table:table-cell>
                <text:p>DecodedBuffer</text:p>
              </table:table-cell>
              <table:table-cell>
                <text:p>A buffer of bytes intended to be read as character data (e.g. UTF-8). Used by JSONRPC to process its input stream.</text:p>
              </table:table-cell>
            </table:table-row>
            <table:table-row table:style-name="ro5" table:default-cell-style-name="gray1">
              <table:table-cell table:style-name="ce2">
                <text:p text:style-name="P5">ln_payload.py</text:p>
              </table:table-cell>
              <table:table-cell>
                <text:p>Payload</text:p>
              </table:table-cell>
              <table:table-cell>
                <text:p>Coding and decoding of the custom payload given to Lightning transactions for BL4P purposes.</text:p>
              </table:table-cell>
            </table:table-row>
            <table:table-row table:style-name="ro5" table:default-cell-style-name="gray2">
              <table:table-cell table:style-name="ce2">
                <text:p text:style-name="P5">log.py</text:p>
              </table:table-cell>
              <table:table-cell/>
              <table:table-cell>
                <text:p>Diagnostic logging utility functions</text:p>
              </table:table-cell>
            </table:table-row>
            <table:table-row table:style-name="ro5" table:default-cell-style-name="gray1">
              <table:table-cell table:style-name="ce2">
                <text:p text:style-name="P5">messages.py</text:p>
              </table:table-cell>
              <table:table-cell>
                <text:p>(all messages), Handler, Router</text:p>
              </table:table-cell>
              <table:table-cell>
                <text:p>Message classes; message handler base class and message router class</text:p>
              </table:table-cell>
            </table:table-row>
            <table:table-row table:style-name="ro5" table:default-cell-style-name="gray2">
              <table:table-cell table:style-name="ce2">
                <text:p text:style-name="P5">order.py</text:p>
              </table:table-cell>
              <table:table-cell>
                <text:p>BuyOrder, SellOrder</text:p>
              </table:table-cell>
              <table:table-cell>
                <text:p>Implement certain logic on how to set several order parameters, derived from Offer and StoredObject.</text:p>
              </table:table-cell>
            </table:table-row>
            <table:table-row table:style-name="ro5" table:default-cell-style-name="gray1">
              <table:table-cell table:style-name="ce2">
                <text:p text:style-name="P5">settings.py</text:p>
              </table:table-cell>
              <table:table-cell/>
              <table:table-cell>
                <text:p>Various constants</text:p>
              </table:table-cell>
            </table:table-row>
            <table:table-row table:style-name="ro5" table:default-cell-style-name="gray2">
              <table:table-cell table:style-name="ce2">
                <text:p text:style-name="P5">simplestruct.py</text:p>
              </table:table-cell>
              <table:table-cell>
                <text:p>Struct</text:p>
              </table:table-cell>
              <table:table-cell>
                <text:p>Struct base class, e.g. used for the message classes</text:p>
              </table:table-cell>
            </table:table-row>
            <table:table-row table:style-name="ro5" table:default-cell-style-name="gray1">
              <table:table-cell table:style-name="ce2">
                <text:p text:style-name="P5">bl4p_api/*</text:p>
              </table:table-cell>
              <table:table-cell>
                <text:p>Offer, Bl4pApi</text:p>
              </table:table-cell>
              <table:table-cell>
                <text:p>API for communication with the BL4P server</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Standaard" presentation:presentation-page-layout-name="AL2T1">
        <draw:frame presentation:style-name="pr1" draw:layer="layout" svg:width="25.199cm" svg:height="3.506cm" svg:x="1.4cm" svg:y="0.837cm" presentation:class="title">
          <draw:text-box>
            <text:p>Not part of the plugin itself</text:p>
          </draw:text-box>
        </draw:frame>
        <draw:frame draw:style-name="standard" draw:layer="layout" svg:width="24.798cm" svg:height="15.182cm" svg:x="1.166cm" svg:y="3.738cm">
          <table:table table:template-name="default" table:use-first-row-styles="true" table:use-banding-rows-styles="true">
            <table:table-column table:style-name="co9"/>
            <table:table-column table:style-name="co10"/>
            <table:table-column table:style-name="co8"/>
            <table:table-row table:style-name="ro1" table:default-cell-style-name="ce1">
              <table:table-cell>
                <text:p text:style-name="P3">Source file</text:p>
              </table:table-cell>
              <table:table-cell>
                <text:p text:style-name="P3">Classes</text:p>
              </table:table-cell>
              <table:table-cell>
                <text:p text:style-name="P3">Major contents</text:p>
              </table:table-cell>
            </table:table-row>
            <table:table-row table:style-name="ro1" table:default-cell-style-name="gray2">
              <table:table-cell table:style-name="ce2">
                <text:p text:style-name="P5">bl4p_console.py</text:p>
              </table:table-cell>
              <table:table-cell/>
              <table:table-cell>
                <text:p>Commandline interface to give orders to the BL4P client through the Lightning RPC.</text:p>
              </table:table-cell>
            </table:table-row>
            <table:table-row table:style-name="ro5" table:default-cell-style-name="gray1">
              <table:table-cell table:style-name="ce2">
                <text:p text:style-name="P5">lightningd/*</text:p>
              </table:table-cell>
              <table:table-cell>
                <text:p>LightningRpc</text:p>
              </table:table-cell>
              <table:table-cell>
                <text:p>Standard Lightningd API. Used by the commandline interface, but not by the BL4P client itself.</text:p>
              </table:table-cell>
            </table:table-row>
            <table:table-row table:style-name="ro5" table:default-cell-style-name="gray2">
              <table:table-cell table:style-name="ce2">
                <text:p text:style-name="P5">dummy_lightning.py</text:p>
              </table:table-cell>
              <table:table-cell>
                <text:p>Node</text:p>
              </table:table-cell>
              <table:table-cell>
                <text:p>Simulation of a Lightning network with C-Lightning nodes, their RPCs and plug-in interfaces to BL4P client. Useful for having an isolated development environment.</text:p>
              </table:table-cell>
            </table:table-row>
            <table:table-row table:style-name="ro5" table:default-cell-style-name="gray1">
              <table:table-cell table:style-name="ce2">
                <text:p text:style-name="P5">test/*</text:p>
              </table:table-cell>
              <table:table-cell/>
              <table:table-cell>
                <text:p>Unit test suite</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Standaard" presentation:presentation-page-layout-name="AL3T19">
        <draw:frame presentation:style-name="pr5" draw:layer="layout" svg:width="25.199cm" svg:height="3.506cm" svg:x="1.4cm" svg:y="0.837cm" presentation:class="title">
          <draw:text-box>
            <text:p>Usage diagram</text:p>
          </draw:text-box>
        </draw:frame>
        <draw:custom-shape draw:style-name="gr2" draw:text-style-name="P6" xml:id="id1" draw:id="id1" draw:layer="layout" svg:width="4.4cm" svg:height="1.457cm" svg:x="11.4cm" svg:y="5.543cm">
          <text:p text:style-name="P6">BL4PClient</text:p>
          <draw:enhanced-geometry svg:viewBox="0 0 21600 21600" draw:type="rectangle" draw:enhanced-path="M 0 0 L 21600 0 21600 21600 0 21600 0 0 Z N"/>
        </draw:custom-shape>
        <draw:custom-shape draw:style-name="gr2" draw:text-style-name="P6" xml:id="id2" draw:id="id2" draw:layer="layout" svg:width="4.4cm" svg:height="1.457cm" svg:x="2cm" svg:y="9cm">
          <text:p text:style-name="P6">PluginInterface</text:p>
          <draw:enhanced-geometry svg:viewBox="0 0 21600 21600" draw:type="rectangle" draw:enhanced-path="M 0 0 L 21600 0 21600 21600 0 21600 0 0 Z N"/>
        </draw:custom-shape>
        <draw:custom-shape draw:style-name="gr2" draw:text-style-name="P6" xml:id="id3" draw:id="id3" draw:layer="layout" svg:width="4.4cm" svg:height="1.457cm" svg:x="8.2cm" svg:y="9cm">
          <text:p text:style-name="P6">RPCInterface</text:p>
          <draw:enhanced-geometry svg:viewBox="0 0 21600 21600" draw:type="rectangle" draw:enhanced-path="M 0 0 L 21600 0 21600 21600 0 21600 0 0 Z N"/>
        </draw:custom-shape>
        <draw:custom-shape draw:style-name="gr2" draw:text-style-name="P6" xml:id="id4" draw:id="id4" draw:layer="layout" svg:width="4.4cm" svg:height="1.457cm" svg:x="14cm" svg:y="9cm">
          <text:p text:style-name="P6">BL4PInterface</text:p>
          <draw:enhanced-geometry svg:viewBox="0 0 21600 21600" draw:type="rectangle" draw:enhanced-path="M 0 0 L 21600 0 21600 21600 0 21600 0 0 Z N"/>
        </draw:custom-shape>
        <draw:custom-shape draw:style-name="gr2" draw:text-style-name="P6" xml:id="id5" draw:id="id5" draw:layer="layout" svg:width="4.4cm" svg:height="1.457cm" svg:x="20.2cm" svg:y="9cm">
          <text:p text:style-name="P6">Backend</text:p>
          <draw:enhanced-geometry svg:viewBox="0 0 21600 21600" draw:type="rectangle" draw:enhanced-path="M 0 0 L 21600 0 21600 21600 0 21600 0 0 Z N"/>
        </draw:custom-shape>
        <draw:custom-shape draw:style-name="gr2" draw:text-style-name="P6" xml:id="id7" draw:id="id7" draw:layer="layout" svg:width="4.4cm" svg:height="1.457cm" svg:x="17.2cm" svg:y="14.943cm">
          <text:p text:style-name="P6">OrderTask</text:p>
          <draw:enhanced-geometry svg:viewBox="0 0 21600 21600" draw:type="rectangle" draw:enhanced-path="M 0 0 L 21600 0 21600 21600 0 21600 0 0 Z N"/>
        </draw:custom-shape>
        <draw:custom-shape draw:style-name="gr2" draw:text-style-name="P6" xml:id="id6" draw:id="id6" draw:layer="layout" svg:width="4.4cm" svg:height="1.457cm" svg:x="20.2cm" svg:y="12.2cm">
          <text:p text:style-name="P6">Storage</text:p>
          <draw:enhanced-geometry svg:viewBox="0 0 21600 21600" draw:type="rectangle" draw:enhanced-path="M 0 0 L 21600 0 21600 21600 0 21600 0 0 Z N"/>
        </draw:custom-shape>
        <draw:connector draw:style-name="gr3" draw:text-style-name="P7" draw:layer="layout" svg:x1="13.6cm" svg:y1="7cm" svg:x2="4.2cm" svg:y2="9cm" draw:start-shape="id1" draw:start-glue-point="2" draw:end-shape="id2" svg:d="M13600 7000v999h-9400v1001" svg:viewBox="0 0 9401 2001">
          <text:p/>
        </draw:connector>
        <draw:connector draw:style-name="gr3" draw:text-style-name="P7" draw:layer="layout" svg:x1="13.6cm" svg:y1="7cm" svg:x2="10.4cm" svg:y2="9cm" draw:start-shape="id1" draw:start-glue-point="2" draw:end-shape="id3" draw:end-glue-point="0" svg:d="M13600 7000v999h-3200v1001" svg:viewBox="0 0 3201 2001">
          <text:p/>
        </draw:connector>
        <draw:connector draw:style-name="gr3" draw:text-style-name="P7" draw:layer="layout" svg:x1="13.6cm" svg:y1="7cm" svg:x2="16.2cm" svg:y2="9cm" draw:start-shape="id1" draw:start-glue-point="2" draw:end-shape="id4" draw:end-glue-point="0" svg:d="M13600 7000v999h2600v1001" svg:viewBox="0 0 2601 2001">
          <text:p/>
        </draw:connector>
        <draw:connector draw:style-name="gr3" draw:text-style-name="P7" draw:layer="layout" svg:x1="13.6cm" svg:y1="7cm" svg:x2="22.4cm" svg:y2="9cm" draw:start-shape="id1" draw:start-glue-point="2" draw:end-shape="id5" draw:end-glue-point="0" svg:d="M13600 7000v999h8800v1001" svg:viewBox="0 0 8801 2001">
          <text:p/>
        </draw:connector>
        <draw:connector draw:style-name="gr3" draw:text-style-name="P7" draw:layer="layout" svg:x1="22.4cm" svg:y1="10.457cm" svg:x2="22.4cm" svg:y2="12.2cm" draw:start-shape="id5" draw:start-glue-point="2" draw:end-shape="id6" svg:d="M22400 10457v1743" svg:viewBox="0 0 1 1744">
          <text:p/>
        </draw:connector>
        <draw:connector draw:style-name="gr3" draw:text-style-name="P7" draw:layer="layout" draw:line-skew="-1.499cm" svg:x1="22.4cm" svg:y1="10.457cm" svg:x2="19.4cm" svg:y2="14.943cm" draw:start-shape="id5" draw:start-glue-point="2" draw:end-shape="id7" draw:end-glue-point="0" svg:d="M22400 10457v743h-3000v3743" svg:viewBox="0 0 3001 4487">
          <text:p/>
        </draw:connector>
        <draw:connector draw:style-name="gr4" draw:text-style-name="P7" draw:layer="layout" svg:x1="2cm" svg:y1="9.728cm" svg:x2="11.4cm" svg:y2="6.271cm" draw:start-shape="id2" draw:start-glue-point="3" draw:end-shape="id1" draw:end-glue-point="3" svg:d="M2000 9728h-501v-3457h9901" svg:viewBox="0 0 9902 3458">
          <text:p/>
        </draw:connector>
        <draw:connector draw:style-name="gr4" draw:text-style-name="P7" draw:layer="layout" svg:x1="8.2cm" svg:y1="9.728cm" svg:x2="11.4cm" svg:y2="6.271cm" draw:start-shape="id3" draw:start-glue-point="3" draw:end-shape="id1" draw:end-glue-point="3" svg:d="M8200 9728h-501v-3457h3701" svg:viewBox="0 0 3702 3458">
          <text:p/>
        </draw:connector>
        <draw:connector draw:style-name="gr4" draw:text-style-name="P7" draw:layer="layout" svg:x1="18.4cm" svg:y1="9.728cm" svg:x2="15.8cm" svg:y2="6.271cm" draw:start-shape="id4" draw:start-glue-point="1" draw:end-shape="id1" draw:end-glue-point="1" svg:d="M18400 9728h501v-3457h-3101" svg:viewBox="0 0 3102 3458">
          <text:p/>
        </draw:connector>
        <draw:connector draw:style-name="gr4" draw:text-style-name="P7" draw:layer="layout" draw:line-skew="0.099cm" svg:x1="24.6cm" svg:y1="9.728cm" svg:x2="15.8cm" svg:y2="6.271cm" draw:start-shape="id5" draw:start-glue-point="1" draw:end-shape="id1" draw:end-glue-point="1" svg:d="M24600 9728h600v-3457h-9400" svg:viewBox="0 0 9401 3458">
          <text:p/>
        </draw:connector>
        <draw:connector draw:style-name="gr4" draw:text-style-name="P7" draw:layer="layout" draw:line-skew="0cm 8.7cm" svg:x1="19.4cm" svg:y1="16.4cm" svg:x2="15.8cm" svg:y2="6.271cm" draw:start-shape="id7" draw:start-glue-point="2" draw:end-shape="id1" draw:end-glue-point="1" svg:d="M19400 16400v500h5800v-10629h-9400" svg:viewBox="0 0 9401 10630">
          <text:p/>
        </draw:connector>
        <draw:connector draw:style-name="gr4" draw:text-style-name="P7" draw:layer="layout" svg:x1="21.6cm" svg:y1="15.671cm" svg:x2="22.4cm" svg:y2="13.657cm" draw:start-shape="id7" draw:start-glue-point="1" draw:end-shape="id6" draw:end-glue-point="2" svg:d="M21600 15671h800v-2014" svg:viewBox="0 0 801 2015">
          <text:p/>
        </draw:connector>
        <draw:line draw:style-name="gr3" draw:text-style-name="P7" draw:layer="layout" svg:x1="1.2cm" svg:y1="17.2cm" svg:x2="3.8cm" svg:y2="17.2cm">
          <text:p/>
        </draw:line>
        <draw:line draw:style-name="gr4" draw:text-style-name="P7" draw:layer="layout" svg:x1="1.2cm" svg:y1="18.4cm" svg:x2="3.8cm" svg:y2="18.4cm">
          <text:p/>
        </draw:line>
        <draw:frame draw:style-name="gr5" draw:text-style-name="P8" draw:layer="layout" svg:width="3.745cm" svg:height="0.962cm" svg:x="4.2cm" svg:y="16.6cm">
          <draw:text-box>
            <text:p>Instantiates</text:p>
          </draw:text-box>
        </draw:frame>
        <draw:frame draw:style-name="gr5" draw:text-style-name="P8" draw:layer="layout" svg:width="8.854cm" svg:height="0.962cm" svg:x="4.255cm" svg:y="17.838cm">
          <draw:text-box>
            <text:p>Uses, but does not instantiate</text:p>
          </draw:text-box>
        </draw:frame>
        <draw:frame draw:style-name="gr6" draw:text-style-name="P8" draw:layer="layout" svg:width="10.8cm" svg:height="3.8cm" svg:x="1.2cm" svg:y="11.8cm">
          <draw:text-box>
            <text:p>Note: the only classes shown here are the major ones necessary for understanding the code structure.</text:p>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Standaard" presentation:presentation-page-layout-name="AL2T1">
        <draw:frame presentation:style-name="pr1" draw:layer="layout" svg:width="25.199cm" svg:height="3.506cm" svg:x="1.4cm" svg:y="0.837cm" presentation:class="title">
          <draw:text-box>
            <text:p>Tasks</text:p>
          </draw:text-box>
        </draw:frame>
        <draw:frame draw:style-name="standard" draw:layer="layout" svg:width="24.299cm" svg:height="15.146cm" svg:x="1.498cm" svg:y="3.748cm" presentation:class="table" presentation:user-transformed="true">
          <table:table table:template-name="default" table:use-first-row-styles="true" table:use-banding-rows-styles="true">
            <table:table-column table:style-name="co11"/>
            <table:table-column table:style-name="co12"/>
            <table:table-column table:style-name="co13"/>
            <table:table-row table:style-name="ro1" table:default-cell-style-name="ce1">
              <table:table-cell>
                <text:p text:style-name="P3">Class</text:p>
              </table:table-cell>
              <table:table-cell>
                <text:p text:style-name="P3">#tasks</text:p>
              </table:table-cell>
              <table:table-cell>
                <text:p text:style-name="P3">Description</text:p>
              </table:table-cell>
            </table:table-row>
            <table:table-row table:style-name="ro1" table:default-cell-style-name="gray2">
              <table:table-cell>
                <text:p>BL4PClient</text:p>
              </table:table-cell>
              <table:table-cell>
                <text:p>4 + #orders</text:p>
              </table:table-cell>
              <table:table-cell>
                <text:p>BL4PClient instantiates PluginInterface, RPCInterface, BL4PInterface and Backend</text:p>
              </table:table-cell>
            </table:table-row>
            <table:table-row table:style-name="ro1" table:default-cell-style-name="gray1">
              <table:table-cell>
                <text:p>PluginInterface</text:p>
              </table:table-cell>
              <table:table-cell>
                <text:p>1</text:p>
              </table:table-cell>
              <table:table-cell>
                <text:p>PluginInterface derives from JSONRPC</text:p>
              </table:table-cell>
            </table:table-row>
            <table:table-row table:style-name="ro1" table:default-cell-style-name="gray2">
              <table:table-cell>
                <text:p>RPCInterface</text:p>
              </table:table-cell>
              <table:table-cell>
                <text:p>1</text:p>
              </table:table-cell>
              <table:table-cell>
                <text:p>RPCInterface derives from JSONRPC</text:p>
              </table:table-cell>
            </table:table-row>
            <table:table-row table:style-name="ro1" table:default-cell-style-name="gray1">
              <table:table-cell>
                <text:p>BL4PInterface</text:p>
              </table:table-cell>
              <table:table-cell>
                <text:p>2</text:p>
              </table:table-cell>
              <table:table-cell>
                <text:p>BL4PInterface derives from Bl4pApi</text:p>
              </table:table-cell>
            </table:table-row>
            <table:table-row table:style-name="ro1" table:default-cell-style-name="gray2">
              <table:table-cell>
                <text:p>JSONRPC</text:p>
              </table:table-cell>
              <table:table-cell>
                <text:p>1</text:p>
              </table:table-cell>
              <table:table-cell>
                <text:p>JSONRPC has one task that waits for incoming data, decodes it and calls the appropriate handler methods.</text:p>
              </table:table-cell>
            </table:table-row>
            <table:table-row table:style-name="ro1" table:default-cell-style-name="gray1">
              <table:table-cell>
                <text:p>Bl4pApi</text:p>
              </table:table-cell>
              <table:table-cell>
                <text:p>2</text:p>
              </table:table-cell>
              <table:table-cell>
                <text:p>Bl4pApi has one task that waits for incoming data, decodes it and calls a handler method, and another task that takes outgoing data from a queue and sends it out.</text:p>
              </table:table-cell>
            </table:table-row>
            <table:table-row table:style-name="ro1" table:default-cell-style-name="gray2">
              <table:table-cell>
                <text:p>Backend</text:p>
              </table:table-cell>
              <table:table-cell>
                <text:p>#orders</text:p>
              </table:table-cell>
              <table:table-cell>
                <text:p>Backend instantiates one OrderTask for every active order.</text:p>
              </table:table-cell>
            </table:table-row>
            <table:table-row table:style-name="ro1" table:default-cell-style-name="gray1">
              <table:table-cell>
                <text:p>OrderTask</text:p>
              </table:table-cell>
              <table:table-cell>
                <text:p>1</text:p>
              </table:table-cell>
              <table:table-cell>
                <text:p>OrderTask has one task that tries to perform transactions and follow the sequence of a transaction according to an order.</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Standaard" presentation:presentation-page-layout-name="AL2T1">
        <draw:frame presentation:style-name="pr1" draw:layer="layout" svg:width="25.199cm" svg:height="3.506cm" svg:x="1.4cm" svg:y="0.837cm" presentation:class="title">
          <draw:text-box>
            <text:p>Unit test suite</text:p>
          </draw:text-box>
        </draw:frame>
        <draw:frame presentation:style-name="pr4" draw:layer="layout" svg:width="25.199cm" svg:height="12.179cm" svg:x="1.4cm" svg:y="4.914cm" presentation:class="outline">
          <draw:text-box>
            <text:list text:style-name="L2">
              <text:list-header>
                <text:p>There is a unit test suite in the <text:span text:style-name="T1">test</text:span> subdirectory. It can be executed by running <text:span text:style-name="T1">make test</text:span> in the main directory.</text:p>
                <text:p>The test suite intends to have all functionality tested on a per-module basis, so there is little integration testing between modules.</text:p>
                <text:p>The tests are run within a code coverage tool, to check that every line of code is run at least once. Code coverage results are summarized at the end of a test run. A detailed HTML view of code coverage is written to <text:span text:style-name="T1">test/coverage_html</text:span>.</text:p>
              </text:list-header>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pitch="fixed"/>
    <style:font-face style:name="Courier" svg:font-family="Courier" style:font-family-generic="modern" style:font-pitch="fixed"/>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Unifont" style:font-family-asian="Unifont"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ard-background" style:family="presentation">
      <style:graphic-properties draw:stroke="none" draw:fill="none"/>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Unifont" style:font-family-asian="Unifon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top="0.4cm" fo:margin-bottom="0cm"/>
      <style:text-properties fo:font-size="28pt" style:font-size-asian="28pt" style:font-size-complex="28pt"/>
    </style:style>
    <style:style style:name="Standaard-outline3" style:family="presentation" style:parent-style-name="Standaard-outline2">
      <style:paragraph-properties fo:margin-top="0.3cm" fo:margin-bottom="0cm"/>
      <style:text-properties fo:font-size="24pt" style:font-size-asian="24pt" style:font-size-complex="24pt"/>
    </style:style>
    <style:style style:name="Standaard-outline4" style:family="presentation" style:parent-style-name="Standaard-outline3">
      <style:paragraph-properties fo:margin-top="0.2cm" fo:margin-bottom="0cm"/>
      <style:text-properties fo:font-size="20pt" style:font-size-asian="20pt" style:font-size-complex="20pt"/>
    </style:style>
    <style:style style:name="Standaard-outline5" style:family="presentation" style:parent-style-name="Standaard-outline4">
      <style:paragraph-properties fo:margin-top="0.1cm" fo:margin-bottom="0cm"/>
      <style:text-properties fo:font-size="20pt" style:font-size-asian="20pt" style:font-size-complex="20pt"/>
    </style:style>
    <style:style style:name="Standaard-outline6" style:family="presentation" style:parent-style-name="Standaard-outline5">
      <style:paragraph-properties fo:margin-top="0.1cm" fo:margin-bottom="0cm"/>
      <style:text-properties fo:font-size="20pt" style:font-size-asian="20pt" style:font-size-complex="20pt"/>
    </style:style>
    <style:style style:name="Standaard-outline7" style:family="presentation" style:parent-style-name="Standaard-outline6">
      <style:paragraph-properties fo:margin-top="0.1cm" fo:margin-bottom="0cm"/>
      <style:text-properties fo:font-size="20pt" style:font-size-asian="20pt" style:font-size-complex="20pt"/>
    </style:style>
    <style:style style:name="Standaard-outline8" style:family="presentation" style:parent-style-name="Standaard-outline7">
      <style:paragraph-properties fo:margin-top="0.1cm" fo:margin-bottom="0cm"/>
      <style:text-properties fo:font-size="20pt" style:font-size-asian="20pt" style:font-size-complex="20pt"/>
    </style:style>
    <style:style style:name="Standaard-outline9" style:family="presentation" style:parent-style-name="Standaard-outline8">
      <style:paragraph-properties fo:margin-top="0.1cm" fo:margin-bottom="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Unifont" style:font-family-asian="Unifon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Unifont" style:font-family-asian="Unifon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getal&gt;</text:page-number></text:p>
        </draw:text-box>
      </draw:frame>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getal&gt;</text:page-number></text:p>
        </draw:text-box>
      </draw:frame>
      <presentation:notes style:page-layout-name="PM0">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getal&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5T10:29:50.272588831</meta:creation-date>
    <meta:generator>LibreOffice/5.2.7.2$Linux_X86_64 LibreOffice_project/20m0$Build-2</meta:generator>
    <dc:date>2019-07-05T16:43:10.492119223</dc:date>
    <meta:editing-duration>PT4H23M47S</meta:editing-duration>
    <meta:editing-cycles>42</meta:editing-cycles>
    <meta:document-statistic meta:object-count="120"/>
  </office:meta>
</office:document-meta>
</file>